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Helvetica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hn Jacobsen</text:p>
      <text:p text:style-name="P1">Spring 2020</text:p>
      <text:p text:style-name="P1">Web 120</text:p>
      <text:p text:style-name="P4"><text:a xlink:type="simple" xlink:href="http://jacobsendesign.org/web120/index.html" text:style-name="Internet_20_link" text:visited-style-name="Visited_20_Internet_20_Link"><text:span text:style-name="T1">http://jacobsendesign.org/web120/index.html</text:span></text:a><text:span text:style-name="T1"> <text:line-break/></text:span><text:a xlink:type="simple" xlink:href="https://github.com/john-jacobsen" text:style-name="Internet_20_link" text:visited-style-name="Visited_20_Internet_20_Link"><text:span text:style-name="T2">https://github.com/john-jacobsen</text:span></text:a><text:span text:style-name="T2"> </text:span></text:p>
      <text:p text:style-name="P2"/>
      <text:p text:style-name="P3">This week I spent most of my study time on looking over my portal website. I hate to change it considerably from what it was my first quarter at central.</text:p>
      <text:p text:style-name="P3"/>
      <text:p text:style-name="P3">Some of those changes were in the structure of the html or the styling of the css file, which I am somewhat more familiar with, but some of the new portal page also dealt in php script, which I am still trying to learn more about. Even some of the css, however, specifically the css in nav.css was new for me (the @media, and responsive position)</text:p>
      <text:p text:style-name="P3"/>
      <text:p text:style-name="P3">Earlier, I also completed a review of Introduction to the Web on LinkedIn Learning, where topics like basic definitions (HTML, CSS, DNS, etc.), subdomains, servers, and web standards were covered, among other top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6T23:15:04.11</meta:creation-date>
    <meta:document-statistic meta:table-count="0" meta:image-count="0" meta:object-count="0" meta:page-count="1" meta:paragraph-count="7" meta:word-count="137" meta:character-count="824"/>
    <dc:date>2020-04-26T23:29:24.97</dc:date>
    <meta:editing-duration>PT14M21S</meta:editing-duration>
    <meta:editing-cycles>1</meta:editing-cycles>
    <meta:generator>OpenOffice/4.1.3$Win32 OpenOffice.org_project/413m1$Build-9783</meta:generator>
  </office:meta>
</office:document-meta>
</file>